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string" calcext:value-type="string">
            <text:p>31.05.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81.27" calcext:value-type="currency">
            <text:p>81.27 €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string" calcext:value-type="string">
            <text:p>31.05.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mehr Trinkgel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03.06.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14.06.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21.06.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8:03:52.209465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6-26T18:13:05.657754236</dc:date>
    <meta:editing-duration>PT15M22S</meta:editing-duration>
    <meta:editing-cycles>6</meta:editing-cycles>
    <meta:generator>LibreOffice/24.2.4.2$Linux_X86_64 LibreOffice_project/420$Build-2</meta:generator>
    <meta:document-statistic meta:table-count="1" meta:cell-count="22" meta:object-count="0"/>
  </office:meta>
</office:document-meta>
</file>